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Table_20_Contents">
      <style:text-properties style:font-name="Trebuchet MS" officeooo:rsid="000909ac" officeooo:paragraph-rsid="000909ac"/>
    </style:style>
    <style:style style:name="P5" style:family="paragraph" style:parent-style-name="Table_20_Contents">
      <style:text-properties style:font-name="Times New Roman" fo:font-size="12pt" fo:font-weight="bold" officeooo:rsid="00156b67" officeooo:paragraph-rsid="00156b67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rebuchet MS" officeooo:rsid="000909ac" officeooo:paragraph-rsid="001ad0d9"/>
    </style:style>
    <style:style style:name="P7" style:family="paragraph" style:parent-style-name="Text_20_body" style:list-style-name="L1">
      <style:text-properties officeooo:paragraph-rsid="0017f3ea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fo:font-style="italic" officeooo:rsid="0017f3ea" style:font-style-asian="italic" style:font-style-complex="italic"/>
    </style:style>
    <style:style style:name="T3" style:family="text">
      <style:text-properties officeooo:rsid="0007814d"/>
    </style:style>
    <style:style style:name="T4" style:family="text">
      <style:text-properties officeooo:rsid="000afc5c"/>
    </style:style>
    <style:style style:name="T5" style:family="text">
      <style:text-properties style:text-underline-style="none" officeooo:rsid="0007814d"/>
    </style:style>
    <style:style style:name="T6" style:family="text">
      <style:text-properties officeooo:rsid="000d2b30"/>
    </style:style>
    <style:style style:name="T7" style:family="text">
      <style:text-properties officeooo:rsid="00145115"/>
    </style:style>
    <style:style style:name="T8" style:family="text">
      <style:text-properties officeooo:rsid="0016e227"/>
    </style:style>
    <style:style style:name="T9" style:family="text">
      <style:text-properties officeooo:rsid="00185a6a"/>
    </style:style>
    <style:style style:name="T10" style:family="text">
      <style:text-properties officeooo:rsid="0018b541"/>
    </style:style>
    <style:style style:name="T11" style:family="text">
      <style:text-properties officeooo:rsid="001a3007"/>
    </style:style>
    <style:style style:name="T12" style:family="text">
      <style:text-properties officeooo:rsid="0019dee6"/>
    </style:style>
    <style:style style:name="T13" style:family="text">
      <style:text-properties officeooo:rsid="001ad0d9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Inserisci nuovo tirocinante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7">Federica</text:span><text:span text:style-name="T4"> – </text:span><text:span text:style-name="T1">impiegata </text:span><text:span text:style-name="T2">asilo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1458286" text:style-name="L1">
              <text:list-item>
                <text:p text:style-name="P7"><text:span text:style-name="T9">Federica, impiegata dell'asilo, deve </text:span><text:span text:style-name="T10">inserire ne</text:span><text:span text:style-name="T9">l registro un</text:span><text:span text:style-name="T11">o</text:span><text:span text:style-name="T9"> </text:span><text:span text:style-name="T11">studente</text:span><text:span text:style-name="T9"> che </text:span><text:span text:style-name="T10">inizia</text:span><text:span text:style-name="T9"> la sua attività di tirocinio presso l'asilo </text:span><text:span text:style-name="T11">Mazzetti</text:span><text:span text:style-name="T9">.</text:span></text:p>
              </text:list-item>
              <text:list-item>
                <text:p text:style-name="P7"><text:span text:style-name="T7">Federica </text:span><text:span text:style-name="T6">s</text:span>i connette alla rete<text:span text:style-name="T10"> e a</text:span><text:span text:style-name="T3">ccede al sito </text:span><text:span text:style-name="T5">dell'asilo Mazzetti.</text:span></text:p>
              </text:list-item>
              <text:list-item>
                <text:p text:style-name="P7"><text:span text:style-name="T7">Federica</text:span><text:span text:style-name="T3"> inserisce </text:span><text:span text:style-name="T6">username e passw</text:span><text:span text:style-name="T12">o</text:span><text:span text:style-name="T6">rd per la sua autenticazione</text:span></text:p>
                <text:list>
                  <text:list-item>
                    <text:p text:style-name="P7">Il sistema mostra una schermata con tutte le possibili operazioni</text:p>
                  </text:list-item>
                </text:list>
              </text:list-item>
              <text:list-item>
                <text:p text:style-name="P7"><text:span text:style-name="T7">Federica</text:span><text:span text:style-name="T3"> </text:span><text:span text:style-name="T7">sceglie l'area del sito riguardante </text:span><text:span text:style-name="T10">l'inserimento di un nuovo tirocinante</text:span></text:p>
              </text:list-item>
              <text:list-item>
                <text:p text:style-name="P7">Federica compila il form inserendo tutti i dati <text:span text:style-name="T8">della</text:span> nuov<text:span text:style-name="T8">a</text:span> tirocinante “<text:span text:style-name="T8">Antonella Biondi”</text:span>e sottomette al sistema</text:p>
                <text:list>
                  <text:list-item>
                    <text:p text:style-name="P7">Il sistema memorizza <text:span text:style-name="T8">i dati della </text:span>tirocinante e notifica l'avvenuto inserimento</text:p>
                  </text:list-item>
                </text:list>
              </text:list-item>
              <text:list-item>
                <text:p text:style-name="P7"><text:span text:style-name="T7">Federica</text:span> si disconnette dal sistema</text:p>
              </text:list-item>
            </text:list>
          </table:table-cell>
        </table:table-row>
      </table:table>
      <text:p text:style-name="P6"><text:span text:style-name="T13">SC 1 : Federica, impiegata dell'asilo vuole inserire un nuovo tirocinante.</text:span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25T11:32:39.40</dc:date>
    <meta:editing-duration>PT4H32M56S</meta:editing-duration>
    <meta:editing-cycles>14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4" meta:word-count="127" meta:character-count="852" meta:non-whitespace-character-count="746"/>
  </office:meta>
</office:document-meta>
</file>